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508e2" officeooo:paragraph-rsid="000508e2"/>
    </style:style>
    <style:style style:name="P2" style:family="paragraph" style:parent-style-name="Heading_20_3">
      <style:text-properties officeooo:rsid="000508e2" officeooo:paragraph-rsid="000508e2"/>
    </style:style>
    <style:style style:name="P3" style:family="paragraph" style:parent-style-name="Heading_20_3">
      <style:text-properties officeooo:rsid="000700e7" officeooo:paragraph-rsid="000700e7"/>
    </style:style>
    <style:style style:name="P4" style:family="paragraph" style:parent-style-name="Text_20_body">
      <style:text-properties officeooo:rsid="000508e2" officeooo:paragraph-rsid="000508e2"/>
    </style:style>
    <style:style style:name="P5" style:family="paragraph" style:parent-style-name="Text_20_body">
      <style:text-properties officeooo:paragraph-rsid="000508e2"/>
    </style:style>
    <style:style style:name="P6" style:family="paragraph" style:parent-style-name="Text_20_body">
      <style:text-properties officeooo:rsid="000700e7" officeooo:paragraph-rsid="000700e7"/>
    </style:style>
    <style:style style:name="P7" style:family="paragraph" style:parent-style-name="Text_20_body">
      <style:text-properties officeooo:rsid="000f0c32" officeooo:paragraph-rsid="000f0c32"/>
    </style:style>
    <style:style style:name="P8" style:family="paragraph" style:parent-style-name="Text_20_body">
      <style:text-properties officeooo:rsid="00123186" officeooo:paragraph-rsid="00123186"/>
    </style:style>
    <style:style style:name="T1" style:family="text">
      <style:text-properties officeooo:rsid="000508e2"/>
    </style:style>
    <style:style style:name="T2" style:family="text">
      <style:text-properties officeooo:rsid="000700e7"/>
    </style:style>
    <style:style style:name="T3" style:family="text">
      <style:text-properties officeooo:rsid="000a393d"/>
    </style:style>
    <style:style style:name="T4" style:family="text">
      <style:text-properties officeooo:rsid="000b5902"/>
    </style:style>
    <style:style style:name="T5" style:family="text">
      <style:text-properties officeooo:rsid="000be0ce"/>
    </style:style>
    <style:style style:name="T6" style:family="text">
      <style:text-properties fo:font-weight="bold" officeooo:rsid="001099d5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be0ce" style:font-weight-asian="bold" style:font-weight-complex="bold"/>
    </style:style>
    <style:style style:name="T8" style:family="text">
      <style:text-properties officeooo:rsid="000dd56f"/>
    </style:style>
    <style:style style:name="T9" style:family="text">
      <style:text-properties officeooo:rsid="000f0c32"/>
    </style:style>
    <style:style style:name="T10" style:family="text">
      <style:text-properties officeooo:rsid="001099d5"/>
    </style:style>
    <style:style style:name="T11" style:family="text">
      <style:text-properties style:text-position="super 58%"/>
    </style:style>
    <style:style style:name="T1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he problem with culinary ad<text:span text:style-name="T9">vertisements</text:span></text:h>
      <text:p text:style-name="P7">(Redirected from <text:a xlink:type="simple" xlink:href="#1.The problem with culinary advertisements|outline" text:style-name="Internet_20_link" text:visited-style-name="Visited_20_Internet_20_Link">TheProblemWithCulinaryAds.odt)</text:a> <text:span text:style-name="T10">reason: </text:span><text:span text:style-name="T6">404 – not found</text:span></text:p>
      <text:p text:style-name="P4">Points: gross, unethical, evil, <text:span text:style-name="T2">not suitable for a lot of people</text:span></text:p>
      <text:h text:style-name="P3" text:outline-level="3">They are gross to a lot of people</text:h>
      <text:p text:style-name="P6">I am someone who is highly grossed out by culinary ads, especially when it involves mixed food <text:span text:style-name="T3">(such as Okra, salad, pizza, soup, stew, etc.)</text:span> or food with meat in it. It is extremely gross to see sliced animal carcasses being advertised to me over and over. I am not going to eat it, there is nothing you can do to make me eat turkey meat (or other meat at this point, as I have been vegetarian since February 2021, after a 12 year set of constant decisions on going vegetarian) I wouldn’t even do it for a million dollars, as I am physically unable to. Even if you held me at gunpoint, I still couldn’t do it, as I have strong mental barriers <text:span text:style-name="T4">(I have tested this, no death threat works)</text:span> You know who I am talking about (Arby’s, Subway, etc.)</text:p>
      <text:h text:style-name="P2" text:outline-level="3">Should not play at certain times</text:h>
      <text:p text:style-name="P5"><text:span text:style-name="T1">It is highly immoral for food to be advertised on shows about eating disorders. How is this not common sense? This is highly unethical and evil. </text:span><text:span text:style-name="T5">If I need to be specific, shows about 600 lb pound </text:span><text:span text:style-name="T8">people and so on </text:span><text:span text:style-name="T5">should </text:span><text:span text:style-name="T7">NEVER</text:span><text:span text:style-name="T5"> have had food ads being played on the side. It is ridiculous that I need to even be saying this. </text:span><text:span text:style-name="T8">It only fuels their disorder, and is just plain wrong.</text:span></text:p>
      <text:p text:style-name="P8">V1: May 27<text:span text:style-name="T11">th</text:span> 2021 at 11:31:31 p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22:27:26.085091662</meta:creation-date>
    <dc:date>2021-05-27T23:31:32.334256553</dc:date>
    <meta:editing-duration>PT1H4M1S</meta:editing-duration>
    <meta:editing-cycles>13</meta:editing-cycles>
    <meta:generator>LibreOffice/6.4.2.2$Linux_X86_64 LibreOffice_project/40$Build-2</meta:generator>
    <meta:document-statistic meta:table-count="0" meta:image-count="0" meta:object-count="0" meta:page-count="1" meta:paragraph-count="8" meta:word-count="259" meta:character-count="1391" meta:non-whitespace-character-count="1139"/>
  </office:meta>
</office:document-meta>
</file>